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00000012CAA688369.png" manifest:media-type="image/png"/>
  <manifest:file-entry manifest:full-path="Pictures/10000000000001C600000099148FF54BBBE689E7.png" manifest:media-type="image/png"/>
  <manifest:file-entry manifest:full-path="Pictures/10000201000003D6000001394790CB042C1C65FB.png" manifest:media-type="image/png"/>
  <manifest:file-entry manifest:full-path="Pictures/10000201000008610000023DABE120C3.png" manifest:media-type="image/png"/>
  <manifest:file-entry manifest:full-path="Pictures/1000020100000374000000F840B1702BAF4BFA7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2-title-Címdia-_28_magyar_29_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title-Címdia-_28_magyar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title-Címdia-_28_magyar_29_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4" style:family="presentation" style:parent-style-name="Master1-Layout3-obj-Cím-és-tartalom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3-obj-Cím-és-tartalom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 draw:shadow="hidden"/>
    </style:style>
    <style:style style:name="pr6" style:family="presentation" style:parent-style-name="Master1-Layout3-obj-Cím-és-tartalom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7" style:family="presentation" style:parent-style-name="Master1-Layout3-obj-Cím-és-tartalom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8" style:family="presentation" style:parent-style-name="Master1-Layout3-obj-Cím-és-tartalom-notes">
      <style:graphic-properties draw:fill-color="#ffffff" fo:min-height="11.43cm"/>
    </style:style>
    <style:style style:name="pr9" style:family="presentation" style:parent-style-name="Master1-Layout3-obj-Cím-és-tartalom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  <style:text-properties fo:text-shadow="1pt 1pt"/>
    </style:style>
    <style:style style:name="P4" style:family="paragraph">
      <style:paragraph-properties style:writing-mode="lr-tb" style:font-independent-line-spacing="true"/>
      <style:text-properties fo:text-shadow="1pt 1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text-shadow="none"/>
    </style:style>
    <style:style style:name="P8" style:family="paragraph">
      <style:paragraph-properties style:writing-mode="lr-tb" style:font-independent-line-spacing="true"/>
      <style:text-properties fo:text-shadow="non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hu" fo:country="HU" fo:font-style="normal" fo:text-shadow="1pt 1pt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49" draw:style-name="dp1" draw:master-page-name="Master1-Layout2-title-Címdia-_28_magyar_29_" presentation:presentation-page-layout-name="AL1T13">
        <draw:frame draw:name="Title 1" presentation:style-name="pr1" draw:text-style-name="P2" draw:layer="layout" svg:width="21.59cm" svg:height="5.199cm" svg:x="1.905cm" svg:y="3.819cm" presentation:class="title">
          <draw:text-box>
            <text:p text:style-name="P1"><text:span text:style-name="T1">Mikroszolgáltatásokra épülő architektúra fejlesztésének és tesztelésének támogatása</text:span></text:p>
          </draw:text-box>
        </draw:frame>
        <draw:frame draw:name="Alcím 3" presentation:style-name="pr2" draw:text-style-name="P4" draw:layer="layout" svg:width="17.78cm" svg:height="3.55cm" svg:x="3.81cm" svg:y="9.018cm" presentation:class="subtitle">
          <draw:text-box>
            <text:p text:style-name="P3"><text:span text:style-name="T2">Hallgató: Borlay Dániel</text:span></text:p>
            <text:p text:style-name="P3"><text:span text:style-name="T2">Konzulens: Szatmári Zoltán</text:span></text:p>
          </draw:text-box>
        </draw:frame>
        <draw:frame draw:name="Dia számának helye 2" draw:style-name="gr1" draw:text-style-name="P2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2">
          <draw:page-thumbnail draw:name="Diakép helye 1" draw:style-name="gr2" draw:layer="layout" svg:width="12.7cm" svg:height="9.525cm" svg:x="3.175cm" svg:y="1.905cm" draw:page-number="1" presentation:class="page"/>
          <draw:frame draw:name="Jegyzetek helye 2" presentation:style-name="pr3" draw:text-style-name="P2" draw:layer="layout" svg:width="15.24cm" svg:height="11.43cm" svg:x="1.905cm" svg:y="12.065cm" presentation:class="notes" presentation:placeholder="true">
            <draw:text-box/>
          </draw:frame>
          <draw:frame draw:name="Dia számának helye 3" draw:style-name="gr3" draw:text-style-name="P2" draw:layer="layout" svg:width="8.255cm" svg:height="1.27cm" svg:x="10.791cm" svg:y="24.126cm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Slide54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5">Probléma felvetés</text:span></text:p>
          </draw:text-box>
        </draw:frame>
        <draw:frame draw:name="Tartalom helye 2" presentation:style-name="pr5" draw:text-style-name="P2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 text:style-name="P6">Nagy vállalatok rengeteg különálló projektje sok erőforrást vesz el</text:p>
                <text:list>
                  <text:list-item>
                    <text:p text:style-name="P6">Emberi erővel fordítani/telepíteni tesztelni</text:p>
                  </text:list-item>
                  <text:list-item>
                    <text:p text:style-name="P6">Hibákat felfedezni</text:p>
                  </text:list-item>
                  <text:list-item>
                    <text:p text:style-name="P6">Összefüggő projekteket követni</text:p>
                  </text:list-item>
                </text:list>
              </text:list-item>
              <text:list-item>
                <text:p text:style-name="P6">Automatizált keretrendszer nélkül a fejlesztők és tesztelők kezésben a döntés</text:p>
              </text:list-item>
              <text:list-item>
                <text:p text:style-name="P6">Mikroszolgáltatások esetén ezek a problémák sokkal hangsúlyosabban jelentkeznek.</text:p>
              </text:list-item>
            </text:list>
          </draw:text-box>
        </draw:frame>
        <draw:frame draw:name="Dia számának helye 3" draw:style-name="gr1" draw:text-style-name="P2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7cm" svg:height="9.525cm" svg:x="3.175cm" svg:y="1.905cm" draw:page-number="2" presentation:class="page"/>
          <draw:frame draw:name="Notes Placeholder 2" presentation:style-name="pr6" draw:text-style-name="P2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cm" svg:x="10.791cm" svg:y="24.126cm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Slide59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Feladat</text:span></text:p>
          </draw:text-box>
        </draw:frame>
        <draw:frame draw:name="Tartalom helye 2" presentation:style-name="pr7" draw:text-style-name="P8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 text:style-name="P7"><text:span text:style-name="T6">Mutassa be a mikroszolgáltatásokra épülő architektúra alapjait</text:span></text:p>
              </text:list-item>
              <text:list-item>
                <text:p text:style-name="P7"><text:span text:style-name="T6">Tervezze meg a folytonos integrációs keretrendszer működését, térjen ki mind az</text:span></text:p>
              </text:list-item>
              <text:list-item>
                <text:p text:style-name="P7"><text:span text:style-name="T6">elemi szolgáltatások, mind pedig a teljes architektúra telepítésének kérdésére</text:span></text:p>
              </text:list-item>
              <text:list-item>
                <text:p text:style-name="P7"><text:span text:style-name="T6">Valósítsa meg a tervezett keretrendszert</text:span></text:p>
              </text:list-item>
              <text:list-item>
                <text:p text:style-name="P7"><text:span text:style-name="T6">Értékelje a megvalósított keretrendszert, mutassa be előnyeit, hátrányait</text:span></text:p>
              </text:list-item>
            </text:list>
          </draw:text-box>
        </draw:frame>
        <draw:frame draw:name="Dia számának helye 3" draw:style-name="gr1" draw:text-style-name="P2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3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0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Feladat részletei</text:span></text:p>
          </draw:text-box>
        </draw:frame>
        <draw:frame draw:name="Tartalom helye 2" presentation:style-name="pr7" draw:text-style-name="P2" draw:layer="layout" svg:width="24.606cm" svg:height="15.359cm" svg:x="0.397cm" svg:y="2.381cm" presentation:class="outline" presentation:placeholder="true" presentation:user-transformed="true">
          <draw:text-box/>
        </draw:frame>
        <draw:frame draw:name="Dia számának helye 3" draw:style-name="gr1" draw:text-style-name="P2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4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1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Technológiai áttekintés</text:span></text:p>
          </draw:text-box>
        </draw:frame>
        <draw:frame draw:name="Tartalom helye 2" presentation:style-name="pr9" draw:text-style-name="P2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Docker</text:p>
              </text:list-item>
              <text:list-item>
                <text:p>Consul</text:p>
              </text:list-item>
              <text:list-item>
                <text:p>HAProxy</text:p>
              </text:list-item>
              <text:list-item>
                <text:p>MySQL</text:p>
              </text:list-item>
              <text:list-item>
                <text:p>Apache Webkiszolgáló</text:p>
              </text:list-item>
              <text:list-item>
                <text:p>Jenkins 2.0 (CI keretrendszer)</text:p>
              </text:list-item>
              <text:list-item>
                <text:p>Python, PHP, Java, Maven, Bash</text:p>
              </text:list-item>
            </text:list>
          </draw:text-box>
        </draw:frame>
        <draw:frame draw:name="Dia számának helye 3" draw:style-name="gr1" draw:text-style-name="P2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5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2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Minta alkalmazás</text:span></text:p>
          </draw:text-box>
        </draw:frame>
        <draw:frame draw:name="Tartalom helye 2" presentation:style-name="pr7" draw:text-style-name="P2" draw:layer="layout" svg:width="24.606cm" svg:height="15.359cm" svg:x="0.397cm" svg:y="2.381cm" presentation:class="outline" presentation:placeholder="true" presentation:user-transformed="true">
          <draw:text-box/>
        </draw:frame>
        <draw:frame draw:name="Dia számának helye 3" draw:style-name="gr1" draw:text-style-name="P2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6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3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Minta alkalmazás</text:span></text:p>
          </draw:text-box>
        </draw:frame>
        <draw:frame draw:name="Tartalom helye 2" presentation:style-name="pr7" draw:text-style-name="P2" draw:layer="layout" svg:width="24.606cm" svg:height="15.359cm" svg:x="0.397cm" svg:y="2.381cm" presentation:class="outline" presentation:placeholder="true" presentation:user-transformed="true">
          <draw:text-box/>
        </draw:frame>
        <draw:frame draw:name="Dia számának helye 3" draw:style-name="gr1" draw:text-style-name="P2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7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5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Folytonos telepítés</text:span></text:p>
          </draw:text-box>
        </draw:frame>
        <draw:frame draw:name="Tartalom helye 2" presentation:style-name="pr7" draw:text-style-name="P2" draw:layer="layout" svg:width="24.606cm" svg:height="15.359cm" svg:x="0.397cm" svg:y="2.381cm" presentation:class="outline" presentation:placeholder="true">
          <draw:text-box/>
        </draw:frame>
        <draw:frame draw:name="Dia számának helye 3" draw:style-name="gr1" draw:text-style-name="P2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8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6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Folytonos telepítés</text:span></text:p>
          </draw:text-box>
        </draw:frame>
        <draw:frame draw:name="Tartalom helye 2" presentation:style-name="pr7" draw:text-style-name="P2" draw:layer="layout" svg:width="24.606cm" svg:height="15.359cm" svg:x="0.397cm" svg:y="2.381cm" presentation:class="outline" presentation:placeholder="true" presentation:user-transformed="true">
          <draw:text-box/>
        </draw:frame>
        <draw:frame draw:name="Dia számának helye 3" draw:style-name="gr1" draw:text-style-name="P2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9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7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Működés</text:span></text:p>
          </draw:text-box>
        </draw:frame>
        <draw:frame draw:name="Tartalom helye 2" presentation:style-name="pr7" draw:text-style-name="P2" draw:layer="layout" svg:width="24.606cm" svg:height="15.359cm" svg:x="0.397cm" svg:y="2.381cm" presentation:class="outline" presentation:placeholder="true" presentation:user-transformed="true">
          <draw:text-box/>
        </draw:frame>
        <draw:frame draw:name="Dia számának helye 3" draw:style-name="gr1" draw:text-style-name="P2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10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8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Fejlesztési javaslatok</text:span></text:p>
          </draw:text-box>
        </draw:frame>
        <draw:frame draw:name="Tartalom helye 2" presentation:style-name="pr7" draw:text-style-name="P2" draw:layer="layout" svg:width="24.606cm" svg:height="15.359cm" svg:x="0.397cm" svg:y="2.381cm" presentation:class="outline" presentation:placeholder="true" presentation:user-transformed="true">
          <draw:text-box/>
        </draw:frame>
        <draw:frame draw:name="Dia számának helye 3" draw:style-name="gr1" draw:text-style-name="P2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11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1-Layout3-obj-Cím-és-tartalom" presentation:presentation-page-layout-name="AL1T13"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Összefoglalás</text:span></text:p>
          </draw:text-box>
        </draw:frame>
        <draw:frame draw:name="Tartalom helye 2" presentation:style-name="pr7" draw:text-style-name="P2" draw:layer="layout" svg:width="24.606cm" svg:height="15.359cm" svg:x="0.397cm" svg:y="2.381cm" presentation:class="outline" presentation:placeholder="true" presentation:user-transformed="true">
          <draw:text-box/>
        </draw:frame>
        <draw:frame draw:name="Dia számának helye 3" draw:style-name="gr1" draw:text-style-name="P2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12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142" draw:style="linear" draw:start-color="#762536" draw:end-color="#762536" draw:start-intensity="100%" draw:end-intensity="100%" draw:angle="900" draw:border="0%"/>
    <draw:gradient draw:name="a213" draw:style="linear" draw:start-color="#762536" draw:end-color="#762536" draw:start-intensity="100%" draw:end-intensity="100%" draw:angle="900" draw:border="0%"/>
    <draw:gradient draw:name="a276" draw:style="linear" draw:start-color="#762536" draw:end-color="#762536" draw:start-intensity="100%" draw:end-intensity="100%" draw:angle="900" draw:border="0%"/>
    <draw:gradient draw:name="a3" draw:style="linear" draw:start-color="#762536" draw:end-color="#762536" draw:start-intensity="100%" draw:end-intensity="100%" draw:angle="900" draw:border="0%"/>
    <draw:gradient draw:name="a328" draw:style="linear" draw:start-color="#762536" draw:end-color="#762536" draw:start-intensity="100%" draw:end-intensity="100%" draw:angle="900" draw:border="0%"/>
    <draw:gradient draw:name="a66" draw:style="linear" draw:start-color="#762536" draw:end-color="#762536" draw:start-intensity="100%" draw:end-intensity="100%" draw:angle="900" draw:border="0%"/>
    <draw:marker draw:name="Arrow" svg:viewBox="0 0 20 30" svg:d="M10 0l-10 30h20z"/>
    <style:default-style style:family="graphic">
      <style:graphic-properties draw:stroke="solid" svg:stroke-width="0.106cm" svg:stroke-color="#762536" draw:fill-color="#b83a55" fo:wrap-option="wrap" draw:shadow="visible" draw:shadow-offset-x="0cm" draw:shadow-offset-y="0.106cm" draw:shadow-color="#000000" draw:shadow-opacity="40%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FTSRG-presentation-background" style:family="presentation">
      <style:graphic-properties draw:stroke="none" draw:fill="solid" draw:fill-color="#ffffff"/>
      <style:text-properties style:letter-kerning="true"/>
    </style:style>
    <style:style style:name="Master1-FTSRG-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TSRG-pre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TSRG-presentation-outline1" style:family="presentation">
      <style:graphic-properties draw:stroke="none" draw:fill="none" draw:auto-grow-height="false" draw:fit-to-size="shrink-to-fit">
        <text:list-style style:name="Master1-FTSRG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TSRG-presentation-outline2" style:family="presentation" style:parent-style-name="Master1-FTSRG-presentation-outline1">
      <style:paragraph-properties fo:margin-top="0.4cm" fo:margin-bottom="0cm"/>
      <style:text-properties fo:font-size="28pt" style:font-size-asian="28pt" style:font-size-complex="28pt"/>
    </style:style>
    <style:style style:name="Master1-FTSRG-presentation-outline3" style:family="presentation" style:parent-style-name="Master1-FTSRG-presentation-outline2">
      <style:paragraph-properties fo:margin-top="0.3cm" fo:margin-bottom="0cm"/>
      <style:text-properties fo:font-size="24pt" style:font-size-asian="24pt" style:font-size-complex="24pt"/>
    </style:style>
    <style:style style:name="Master1-FTSRG-presentation-outline4" style:family="presentation" style:parent-style-name="Master1-FTSRG-presentation-outline3">
      <style:paragraph-properties fo:margin-top="0.2cm" fo:margin-bottom="0cm"/>
      <style:text-properties fo:font-size="20pt" style:font-size-asian="20pt" style:font-size-complex="20pt"/>
    </style:style>
    <style:style style:name="Master1-FTSRG-presentation-outline5" style:family="presentation" style:parent-style-name="Master1-FTSRG-presentation-outline4">
      <style:paragraph-properties fo:margin-top="0.1cm" fo:margin-bottom="0cm"/>
      <style:text-properties fo:font-size="20pt" style:font-size-asian="20pt" style:font-size-complex="20pt"/>
    </style:style>
    <style:style style:name="Master1-FTSRG-presentation-outline6" style:family="presentation" style:parent-style-name="Master1-FTSRG-presentation-outline5">
      <style:paragraph-properties fo:margin-top="0.1cm" fo:margin-bottom="0cm"/>
      <style:text-properties fo:font-size="20pt" style:font-size-asian="20pt" style:font-size-complex="20pt"/>
    </style:style>
    <style:style style:name="Master1-FTSRG-presentation-outline7" style:family="presentation" style:parent-style-name="Master1-FTSRG-presentation-outline6">
      <style:paragraph-properties fo:margin-top="0.1cm" fo:margin-bottom="0cm"/>
      <style:text-properties fo:font-size="20pt" style:font-size-asian="20pt" style:font-size-complex="20pt"/>
    </style:style>
    <style:style style:name="Master1-FTSRG-presentation-outline8" style:family="presentation" style:parent-style-name="Master1-FTSRG-presentation-outline7">
      <style:paragraph-properties fo:margin-top="0.1cm" fo:margin-bottom="0cm"/>
      <style:text-properties fo:font-size="20pt" style:font-size-asian="20pt" style:font-size-complex="20pt"/>
    </style:style>
    <style:style style:name="Master1-FTSRG-presentation-outline9" style:family="presentation" style:parent-style-name="Master1-FTSRG-presentation-outline8">
      <style:paragraph-properties fo:margin-top="0.1cm" fo:margin-bottom="0cm"/>
      <style:text-properties fo:font-size="20pt" style:font-size-asian="20pt" style:font-size-complex="20pt"/>
    </style:style>
    <style:style style:name="Master1-FTSRG-presentation-subtitle" style:family="presentation">
      <style:graphic-properties draw:stroke="none" draw:fill="none" draw:textarea-vertical-align="middle">
        <text:list-style style:name="Master1-FTSRG-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TSRG-presentation-title" style:family="presentation">
      <style:graphic-properties draw:stroke="none" draw:fill="none" draw:textarea-vertical-align="middle">
        <text:list-style style:name="Master1-FTSRG-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background" style:display-name="Master1-Layout1-title-Címdia-(angol)-background" style:family="presentation">
      <style:graphic-properties draw:stroke="none" draw:fill="solid" draw:fill-color="#ffffff"/>
      <style:text-properties style:letter-kerning="true"/>
    </style:style>
    <style:style style:name="Master1-Layout1-title-Címdia-_28_angol_29_-backgroundobjects" style:display-name="Master1-Layout1-title-Címdia-(ango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Címdia-_28_angol_29_-notes" style:display-name="Master1-Layout1-title-Címdia-(ango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outline1" style:display-name="Master1-Layout1-title-Címdia-(angol)-outline1" style:family="presentation">
      <style:graphic-properties draw:stroke="none" draw:fill="none" draw:auto-grow-height="false" draw:fit-to-size="shrink-to-fit">
        <text:list-style style:name="Master1-Layout1-title-Címdia-_28_angol_29_-outline1" style:display-name="Master1-Layout1-title-Címdia-(ango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outline2" style:display-name="Master1-Layout1-title-Címdia-(angol)-outline2" style:family="presentation" style:parent-style-name="Master1-Layout1-title-Címdia-_28_angol_29_-outline1">
      <style:paragraph-properties fo:margin-top="0.4cm" fo:margin-bottom="0cm"/>
      <style:text-properties fo:font-size="28pt" style:font-size-asian="28pt" style:font-size-complex="28pt"/>
    </style:style>
    <style:style style:name="Master1-Layout1-title-Címdia-_28_angol_29_-outline3" style:display-name="Master1-Layout1-title-Címdia-(angol)-outline3" style:family="presentation" style:parent-style-name="Master1-Layout1-title-Címdia-_28_angol_29_-outline2">
      <style:paragraph-properties fo:margin-top="0.3cm" fo:margin-bottom="0cm"/>
      <style:text-properties fo:font-size="24pt" style:font-size-asian="24pt" style:font-size-complex="24pt"/>
    </style:style>
    <style:style style:name="Master1-Layout1-title-Címdia-_28_angol_29_-outline4" style:display-name="Master1-Layout1-title-Címdia-(angol)-outline4" style:family="presentation" style:parent-style-name="Master1-Layout1-title-Címdia-_28_angol_29_-outline3">
      <style:paragraph-properties fo:margin-top="0.2cm" fo:margin-bottom="0cm"/>
      <style:text-properties fo:font-size="20pt" style:font-size-asian="20pt" style:font-size-complex="20pt"/>
    </style:style>
    <style:style style:name="Master1-Layout1-title-Címdia-_28_angol_29_-outline5" style:display-name="Master1-Layout1-title-Címdia-(angol)-outline5" style:family="presentation" style:parent-style-name="Master1-Layout1-title-Címdia-_28_angol_29_-outline4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6" style:display-name="Master1-Layout1-title-Címdia-(angol)-outline6" style:family="presentation" style:parent-style-name="Master1-Layout1-title-Címdia-_28_angol_29_-outline5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7" style:display-name="Master1-Layout1-title-Címdia-(angol)-outline7" style:family="presentation" style:parent-style-name="Master1-Layout1-title-Címdia-_28_angol_29_-outline6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8" style:display-name="Master1-Layout1-title-Címdia-(angol)-outline8" style:family="presentation" style:parent-style-name="Master1-Layout1-title-Címdia-_28_angol_29_-outline7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9" style:display-name="Master1-Layout1-title-Címdia-(angol)-outline9" style:family="presentation" style:parent-style-name="Master1-Layout1-title-Címdia-_28_angol_29_-outline8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subtitle" style:display-name="Master1-Layout1-title-Címdia-(angol)-subtitle" style:family="presentation">
      <style:graphic-properties draw:stroke="none" draw:fill="none" draw:textarea-vertical-align="middle">
        <text:list-style style:name="Master1-Layout1-title-Címdia-_28_angol_29_-subtitle" style:display-name="Master1-Layout1-title-Címdia-(ango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title" style:display-name="Master1-Layout1-title-Címdia-(angol)-title" style:family="presentation">
      <style:graphic-properties draw:stroke="none" draw:fill="none" draw:textarea-vertical-align="middle">
        <text:list-style style:name="Master1-Layout1-title-Címdia-_28_angol_29_-title" style:display-name="Master1-Layout1-title-Címdia-(ango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background" style:display-name="Master1-Layout2-title-Címdia-(magyar)-background" style:family="presentation">
      <style:graphic-properties draw:stroke="none" draw:fill="solid" draw:fill-color="#ffffff"/>
      <style:text-properties style:letter-kerning="true"/>
    </style:style>
    <style:style style:name="Master1-Layout2-title-Címdia-_28_magyar_29_-backgroundobjects" style:display-name="Master1-Layout2-title-Címdia-(magyar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title-Címdia-_28_magyar_29_-notes" style:display-name="Master1-Layout2-title-Címdia-(magyar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outline1" style:display-name="Master1-Layout2-title-Címdia-(magyar)-outline1" style:family="presentation">
      <style:graphic-properties draw:stroke="none" draw:fill="none" draw:auto-grow-height="false" draw:fit-to-size="shrink-to-fit">
        <text:list-style style:name="Master1-Layout2-title-Címdia-_28_magyar_29_-outline1" style:display-name="Master1-Layout2-title-Címdia-(magyar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outline2" style:display-name="Master1-Layout2-title-Címdia-(magyar)-outline2" style:family="presentation" style:parent-style-name="Master1-Layout2-title-Címdia-_28_magyar_29_-outline1">
      <style:paragraph-properties fo:margin-top="0.4cm" fo:margin-bottom="0cm"/>
      <style:text-properties fo:font-size="28pt" style:font-size-asian="28pt" style:font-size-complex="28pt"/>
    </style:style>
    <style:style style:name="Master1-Layout2-title-Címdia-_28_magyar_29_-outline3" style:display-name="Master1-Layout2-title-Címdia-(magyar)-outline3" style:family="presentation" style:parent-style-name="Master1-Layout2-title-Címdia-_28_magyar_29_-outline2">
      <style:paragraph-properties fo:margin-top="0.3cm" fo:margin-bottom="0cm"/>
      <style:text-properties fo:font-size="24pt" style:font-size-asian="24pt" style:font-size-complex="24pt"/>
    </style:style>
    <style:style style:name="Master1-Layout2-title-Címdia-_28_magyar_29_-outline4" style:display-name="Master1-Layout2-title-Címdia-(magyar)-outline4" style:family="presentation" style:parent-style-name="Master1-Layout2-title-Címdia-_28_magyar_29_-outline3">
      <style:paragraph-properties fo:margin-top="0.2cm" fo:margin-bottom="0cm"/>
      <style:text-properties fo:font-size="20pt" style:font-size-asian="20pt" style:font-size-complex="20pt"/>
    </style:style>
    <style:style style:name="Master1-Layout2-title-Címdia-_28_magyar_29_-outline5" style:display-name="Master1-Layout2-title-Címdia-(magyar)-outline5" style:family="presentation" style:parent-style-name="Master1-Layout2-title-Címdia-_28_magyar_29_-outline4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6" style:display-name="Master1-Layout2-title-Címdia-(magyar)-outline6" style:family="presentation" style:parent-style-name="Master1-Layout2-title-Címdia-_28_magyar_29_-outline5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7" style:display-name="Master1-Layout2-title-Címdia-(magyar)-outline7" style:family="presentation" style:parent-style-name="Master1-Layout2-title-Címdia-_28_magyar_29_-outline6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8" style:display-name="Master1-Layout2-title-Címdia-(magyar)-outline8" style:family="presentation" style:parent-style-name="Master1-Layout2-title-Címdia-_28_magyar_29_-outline7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9" style:display-name="Master1-Layout2-title-Címdia-(magyar)-outline9" style:family="presentation" style:parent-style-name="Master1-Layout2-title-Címdia-_28_magyar_29_-outline8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subtitle" style:display-name="Master1-Layout2-title-Címdia-(magyar)-subtitle" style:family="presentation">
      <style:graphic-properties draw:stroke="none" draw:fill="none" draw:textarea-vertical-align="middle">
        <text:list-style style:name="Master1-Layout2-title-Címdia-_28_magyar_29_-subtitle" style:display-name="Master1-Layout2-title-Címdia-(magyar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title" style:display-name="Master1-Layout2-title-Címdia-(magyar)-title" style:family="presentation">
      <style:graphic-properties draw:stroke="none" draw:fill="none" draw:textarea-vertical-align="middle">
        <text:list-style style:name="Master1-Layout2-title-Címdia-_28_magyar_29_-title" style:display-name="Master1-Layout2-title-Címdia-(magyar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background" style:family="presentation">
      <style:graphic-properties draw:stroke="none" draw:fill="solid" draw:fill-color="#ffffff"/>
      <style:text-properties style:letter-kerning="true"/>
    </style:style>
    <style:style style:name="Master1-Layout3-obj-Cím-és-tarta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obj-Cím-és-tarta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outline1" style:family="presentation">
      <style:graphic-properties draw:stroke="none" draw:fill="none" draw:auto-grow-height="false" draw:fit-to-size="shrink-to-fit">
        <text:list-style style:name="Master1-Layout3-obj-Cím-és-tartal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outline2" style:family="presentation" style:parent-style-name="Master1-Layout3-obj-Cím-és-tartalom-outline1">
      <style:paragraph-properties fo:margin-top="0.4cm" fo:margin-bottom="0cm"/>
      <style:text-properties fo:font-size="28pt" style:font-size-asian="28pt" style:font-size-complex="28pt"/>
    </style:style>
    <style:style style:name="Master1-Layout3-obj-Cím-és-tartalom-outline3" style:family="presentation" style:parent-style-name="Master1-Layout3-obj-Cím-és-tartalom-outline2">
      <style:paragraph-properties fo:margin-top="0.3cm" fo:margin-bottom="0cm"/>
      <style:text-properties fo:font-size="24pt" style:font-size-asian="24pt" style:font-size-complex="24pt"/>
    </style:style>
    <style:style style:name="Master1-Layout3-obj-Cím-és-tartalom-outline4" style:family="presentation" style:parent-style-name="Master1-Layout3-obj-Cím-és-tartalom-outline3">
      <style:paragraph-properties fo:margin-top="0.2cm" fo:margin-bottom="0cm"/>
      <style:text-properties fo:font-size="20pt" style:font-size-asian="20pt" style:font-size-complex="20pt"/>
    </style:style>
    <style:style style:name="Master1-Layout3-obj-Cím-és-tartalom-outline5" style:family="presentation" style:parent-style-name="Master1-Layout3-obj-Cím-és-tartalom-outline4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6" style:family="presentation" style:parent-style-name="Master1-Layout3-obj-Cím-és-tartalom-outline5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7" style:family="presentation" style:parent-style-name="Master1-Layout3-obj-Cím-és-tartalom-outline6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8" style:family="presentation" style:parent-style-name="Master1-Layout3-obj-Cím-és-tartalom-outline7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9" style:family="presentation" style:parent-style-name="Master1-Layout3-obj-Cím-és-tartalom-outline8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subtitle" style:family="presentation">
      <style:graphic-properties draw:stroke="none" draw:fill="none" draw:textarea-vertical-align="middle">
        <text:list-style style:name="Master1-Layout3-obj-Cím-és-tartal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title" style:family="presentation">
      <style:graphic-properties draw:stroke="none" draw:fill="none" draw:textarea-vertical-align="middle">
        <text:list-style style:name="Master1-Layout3-obj-Cím-és-tartal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background" style:family="presentation">
      <style:graphic-properties draw:stroke="none" draw:fill="solid" draw:fill-color="#ffffff"/>
      <style:text-properties style:letter-kerning="true"/>
    </style:style>
    <style:style style:name="Master1-Layout4-secHead-Szakaszfejlé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secHead-Szakaszfejlé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outline1" style:family="presentation">
      <style:graphic-properties draw:stroke="none" draw:fill="none" draw:auto-grow-height="false" draw:fit-to-size="shrink-to-fit">
        <text:list-style style:name="Master1-Layout4-secHead-Szakaszfejlé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outline2" style:family="presentation" style:parent-style-name="Master1-Layout4-secHead-Szakaszfejléc-outline1">
      <style:paragraph-properties fo:margin-top="0.4cm" fo:margin-bottom="0cm"/>
      <style:text-properties fo:font-size="28pt" style:font-size-asian="28pt" style:font-size-complex="28pt"/>
    </style:style>
    <style:style style:name="Master1-Layout4-secHead-Szakaszfejléc-outline3" style:family="presentation" style:parent-style-name="Master1-Layout4-secHead-Szakaszfejléc-outline2">
      <style:paragraph-properties fo:margin-top="0.3cm" fo:margin-bottom="0cm"/>
      <style:text-properties fo:font-size="24pt" style:font-size-asian="24pt" style:font-size-complex="24pt"/>
    </style:style>
    <style:style style:name="Master1-Layout4-secHead-Szakaszfejléc-outline4" style:family="presentation" style:parent-style-name="Master1-Layout4-secHead-Szakaszfejléc-outline3">
      <style:paragraph-properties fo:margin-top="0.2cm" fo:margin-bottom="0cm"/>
      <style:text-properties fo:font-size="20pt" style:font-size-asian="20pt" style:font-size-complex="20pt"/>
    </style:style>
    <style:style style:name="Master1-Layout4-secHead-Szakaszfejléc-outline5" style:family="presentation" style:parent-style-name="Master1-Layout4-secHead-Szakaszfejléc-outline4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6" style:family="presentation" style:parent-style-name="Master1-Layout4-secHead-Szakaszfejléc-outline5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7" style:family="presentation" style:parent-style-name="Master1-Layout4-secHead-Szakaszfejléc-outline6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8" style:family="presentation" style:parent-style-name="Master1-Layout4-secHead-Szakaszfejléc-outline7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9" style:family="presentation" style:parent-style-name="Master1-Layout4-secHead-Szakaszfejléc-outline8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subtitle" style:family="presentation">
      <style:graphic-properties draw:stroke="none" draw:fill="none" draw:textarea-vertical-align="middle">
        <text:list-style style:name="Master1-Layout4-secHead-Szakaszfejlé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title" style:family="presentation">
      <style:graphic-properties draw:stroke="none" draw:fill="none" draw:textarea-vertical-align="middle">
        <text:list-style style:name="Master1-Layout4-secHead-Szakaszfejlé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background" style:family="presentation">
      <style:graphic-properties draw:stroke="none" draw:fill="solid" draw:fill-color="#ffffff"/>
      <style:text-properties style:letter-kerning="true"/>
    </style:style>
    <style:style style:name="Master1-Layout5-twoObj-2-tartalomrés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Obj-2-tartalomrés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outline1" style:family="presentation">
      <style:graphic-properties draw:stroke="none" draw:fill="none" draw:auto-grow-height="false" draw:fit-to-size="shrink-to-fit">
        <text:list-style style:name="Master1-Layout5-twoObj-2-tartalomrés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outline2" style:family="presentation" style:parent-style-name="Master1-Layout5-twoObj-2-tartalomrész-outline1">
      <style:paragraph-properties fo:margin-top="0.4cm" fo:margin-bottom="0cm"/>
      <style:text-properties fo:font-size="28pt" style:font-size-asian="28pt" style:font-size-complex="28pt"/>
    </style:style>
    <style:style style:name="Master1-Layout5-twoObj-2-tartalomrész-outline3" style:family="presentation" style:parent-style-name="Master1-Layout5-twoObj-2-tartalomrész-outline2">
      <style:paragraph-properties fo:margin-top="0.3cm" fo:margin-bottom="0cm"/>
      <style:text-properties fo:font-size="24pt" style:font-size-asian="24pt" style:font-size-complex="24pt"/>
    </style:style>
    <style:style style:name="Master1-Layout5-twoObj-2-tartalomrész-outline4" style:family="presentation" style:parent-style-name="Master1-Layout5-twoObj-2-tartalomrész-outline3">
      <style:paragraph-properties fo:margin-top="0.2cm" fo:margin-bottom="0cm"/>
      <style:text-properties fo:font-size="20pt" style:font-size-asian="20pt" style:font-size-complex="20pt"/>
    </style:style>
    <style:style style:name="Master1-Layout5-twoObj-2-tartalomrész-outline5" style:family="presentation" style:parent-style-name="Master1-Layout5-twoObj-2-tartalomrész-outline4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6" style:family="presentation" style:parent-style-name="Master1-Layout5-twoObj-2-tartalomrész-outline5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7" style:family="presentation" style:parent-style-name="Master1-Layout5-twoObj-2-tartalomrész-outline6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8" style:family="presentation" style:parent-style-name="Master1-Layout5-twoObj-2-tartalomrész-outline7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9" style:family="presentation" style:parent-style-name="Master1-Layout5-twoObj-2-tartalomrész-outline8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subtitle" style:family="presentation">
      <style:graphic-properties draw:stroke="none" draw:fill="none" draw:textarea-vertical-align="middle">
        <text:list-style style:name="Master1-Layout5-twoObj-2-tartalomrés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title" style:family="presentation">
      <style:graphic-properties draw:stroke="none" draw:fill="none" draw:textarea-vertical-align="middle">
        <text:list-style style:name="Master1-Layout5-twoObj-2-tartalomrés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FTSRG-print-background" style:family="presentation">
      <style:graphic-properties draw:stroke="none" draw:fill="solid" draw:fill-color="#ffffff"/>
      <style:text-properties style:letter-kerning="true"/>
    </style:style>
    <style:style style:name="Master2-FTSRG-pr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FTSRG-pr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FTSRG-print-outline1" style:family="presentation">
      <style:graphic-properties draw:stroke="none" draw:fill="none" draw:auto-grow-height="false" draw:fit-to-size="shrink-to-fit">
        <text:list-style style:name="Master2-FTSRG-pr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TSRG-print-outline2" style:family="presentation" style:parent-style-name="Master2-FTSRG-print-outline1">
      <style:paragraph-properties fo:margin-top="0.4cm" fo:margin-bottom="0cm"/>
      <style:text-properties fo:font-size="28pt" style:font-size-asian="28pt" style:font-size-complex="28pt"/>
    </style:style>
    <style:style style:name="Master2-FTSRG-print-outline3" style:family="presentation" style:parent-style-name="Master2-FTSRG-print-outline2">
      <style:paragraph-properties fo:margin-top="0.3cm" fo:margin-bottom="0cm"/>
      <style:text-properties fo:font-size="24pt" style:font-size-asian="24pt" style:font-size-complex="24pt"/>
    </style:style>
    <style:style style:name="Master2-FTSRG-print-outline4" style:family="presentation" style:parent-style-name="Master2-FTSRG-print-outline3">
      <style:paragraph-properties fo:margin-top="0.2cm" fo:margin-bottom="0cm"/>
      <style:text-properties fo:font-size="20pt" style:font-size-asian="20pt" style:font-size-complex="20pt"/>
    </style:style>
    <style:style style:name="Master2-FTSRG-print-outline5" style:family="presentation" style:parent-style-name="Master2-FTSRG-print-outline4">
      <style:paragraph-properties fo:margin-top="0.1cm" fo:margin-bottom="0cm"/>
      <style:text-properties fo:font-size="20pt" style:font-size-asian="20pt" style:font-size-complex="20pt"/>
    </style:style>
    <style:style style:name="Master2-FTSRG-print-outline6" style:family="presentation" style:parent-style-name="Master2-FTSRG-print-outline5">
      <style:paragraph-properties fo:margin-top="0.1cm" fo:margin-bottom="0cm"/>
      <style:text-properties fo:font-size="20pt" style:font-size-asian="20pt" style:font-size-complex="20pt"/>
    </style:style>
    <style:style style:name="Master2-FTSRG-print-outline7" style:family="presentation" style:parent-style-name="Master2-FTSRG-print-outline6">
      <style:paragraph-properties fo:margin-top="0.1cm" fo:margin-bottom="0cm"/>
      <style:text-properties fo:font-size="20pt" style:font-size-asian="20pt" style:font-size-complex="20pt"/>
    </style:style>
    <style:style style:name="Master2-FTSRG-print-outline8" style:family="presentation" style:parent-style-name="Master2-FTSRG-print-outline7">
      <style:paragraph-properties fo:margin-top="0.1cm" fo:margin-bottom="0cm"/>
      <style:text-properties fo:font-size="20pt" style:font-size-asian="20pt" style:font-size-complex="20pt"/>
    </style:style>
    <style:style style:name="Master2-FTSRG-print-outline9" style:family="presentation" style:parent-style-name="Master2-FTSRG-print-outline8">
      <style:paragraph-properties fo:margin-top="0.1cm" fo:margin-bottom="0cm"/>
      <style:text-properties fo:font-size="20pt" style:font-size-asian="20pt" style:font-size-complex="20pt"/>
    </style:style>
    <style:style style:name="Master2-FTSRG-print-subtitle" style:family="presentation">
      <style:graphic-properties draw:stroke="none" draw:fill="none" draw:textarea-vertical-align="middle">
        <text:list-style style:name="Master2-FTSRG-pr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TSRG-print-title" style:family="presentation">
      <style:graphic-properties draw:stroke="none" draw:fill="none" draw:textarea-vertical-align="middle">
        <text:list-style style:name="Master2-FTSRG-pr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background" style:display-name="Master2-Layout1-title-Címdia-(angol)-background" style:family="presentation">
      <style:graphic-properties draw:stroke="none" draw:fill="solid" draw:fill-color="#ffffff"/>
      <style:text-properties style:letter-kerning="true"/>
    </style:style>
    <style:style style:name="Master2-Layout1-title-Címdia-_28_angol_29_-backgroundobjects" style:display-name="Master2-Layout1-title-Címdia-(ango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Címdia-_28_angol_29_-notes" style:display-name="Master2-Layout1-title-Címdia-(ango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outline1" style:display-name="Master2-Layout1-title-Címdia-(angol)-outline1" style:family="presentation">
      <style:graphic-properties draw:stroke="none" draw:fill="none" draw:auto-grow-height="false" draw:fit-to-size="shrink-to-fit">
        <text:list-style style:name="Master2-Layout1-title-Címdia-_28_angol_29_-outline1" style:display-name="Master2-Layout1-title-Címdia-(ango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outline2" style:display-name="Master2-Layout1-title-Címdia-(angol)-outline2" style:family="presentation" style:parent-style-name="Master2-Layout1-title-Címdia-_28_angol_29_-outline1">
      <style:paragraph-properties fo:margin-top="0.4cm" fo:margin-bottom="0cm"/>
      <style:text-properties fo:font-size="28pt" style:font-size-asian="28pt" style:font-size-complex="28pt"/>
    </style:style>
    <style:style style:name="Master2-Layout1-title-Címdia-_28_angol_29_-outline3" style:display-name="Master2-Layout1-title-Címdia-(angol)-outline3" style:family="presentation" style:parent-style-name="Master2-Layout1-title-Címdia-_28_angol_29_-outline2">
      <style:paragraph-properties fo:margin-top="0.3cm" fo:margin-bottom="0cm"/>
      <style:text-properties fo:font-size="24pt" style:font-size-asian="24pt" style:font-size-complex="24pt"/>
    </style:style>
    <style:style style:name="Master2-Layout1-title-Címdia-_28_angol_29_-outline4" style:display-name="Master2-Layout1-title-Címdia-(angol)-outline4" style:family="presentation" style:parent-style-name="Master2-Layout1-title-Címdia-_28_angol_29_-outline3">
      <style:paragraph-properties fo:margin-top="0.2cm" fo:margin-bottom="0cm"/>
      <style:text-properties fo:font-size="20pt" style:font-size-asian="20pt" style:font-size-complex="20pt"/>
    </style:style>
    <style:style style:name="Master2-Layout1-title-Címdia-_28_angol_29_-outline5" style:display-name="Master2-Layout1-title-Címdia-(angol)-outline5" style:family="presentation" style:parent-style-name="Master2-Layout1-title-Címdia-_28_angol_29_-outline4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6" style:display-name="Master2-Layout1-title-Címdia-(angol)-outline6" style:family="presentation" style:parent-style-name="Master2-Layout1-title-Címdia-_28_angol_29_-outline5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7" style:display-name="Master2-Layout1-title-Címdia-(angol)-outline7" style:family="presentation" style:parent-style-name="Master2-Layout1-title-Címdia-_28_angol_29_-outline6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8" style:display-name="Master2-Layout1-title-Címdia-(angol)-outline8" style:family="presentation" style:parent-style-name="Master2-Layout1-title-Címdia-_28_angol_29_-outline7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9" style:display-name="Master2-Layout1-title-Címdia-(angol)-outline9" style:family="presentation" style:parent-style-name="Master2-Layout1-title-Címdia-_28_angol_29_-outline8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subtitle" style:display-name="Master2-Layout1-title-Címdia-(angol)-subtitle" style:family="presentation">
      <style:graphic-properties draw:stroke="none" draw:fill="none" draw:textarea-vertical-align="middle">
        <text:list-style style:name="Master2-Layout1-title-Címdia-_28_angol_29_-subtitle" style:display-name="Master2-Layout1-title-Címdia-(ango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title" style:display-name="Master2-Layout1-title-Címdia-(angol)-title" style:family="presentation">
      <style:graphic-properties draw:stroke="none" draw:fill="none" draw:textarea-vertical-align="middle">
        <text:list-style style:name="Master2-Layout1-title-Címdia-_28_angol_29_-title" style:display-name="Master2-Layout1-title-Címdia-(ango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background" style:display-name="Master2-Layout2-title-Címdia-(magyar)-background" style:family="presentation">
      <style:graphic-properties draw:stroke="none" draw:fill="solid" draw:fill-color="#ffffff"/>
      <style:text-properties style:letter-kerning="true"/>
    </style:style>
    <style:style style:name="Master2-Layout2-title-Címdia-_28_magyar_29_-backgroundobjects" style:display-name="Master2-Layout2-title-Címdia-(magyar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title-Címdia-_28_magyar_29_-notes" style:display-name="Master2-Layout2-title-Címdia-(magyar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outline1" style:display-name="Master2-Layout2-title-Címdia-(magyar)-outline1" style:family="presentation">
      <style:graphic-properties draw:stroke="none" draw:fill="none" draw:auto-grow-height="false" draw:fit-to-size="shrink-to-fit">
        <text:list-style style:name="Master2-Layout2-title-Címdia-_28_magyar_29_-outline1" style:display-name="Master2-Layout2-title-Címdia-(magyar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outline2" style:display-name="Master2-Layout2-title-Címdia-(magyar)-outline2" style:family="presentation" style:parent-style-name="Master2-Layout2-title-Címdia-_28_magyar_29_-outline1">
      <style:paragraph-properties fo:margin-top="0.4cm" fo:margin-bottom="0cm"/>
      <style:text-properties fo:font-size="28pt" style:font-size-asian="28pt" style:font-size-complex="28pt"/>
    </style:style>
    <style:style style:name="Master2-Layout2-title-Címdia-_28_magyar_29_-outline3" style:display-name="Master2-Layout2-title-Címdia-(magyar)-outline3" style:family="presentation" style:parent-style-name="Master2-Layout2-title-Címdia-_28_magyar_29_-outline2">
      <style:paragraph-properties fo:margin-top="0.3cm" fo:margin-bottom="0cm"/>
      <style:text-properties fo:font-size="24pt" style:font-size-asian="24pt" style:font-size-complex="24pt"/>
    </style:style>
    <style:style style:name="Master2-Layout2-title-Címdia-_28_magyar_29_-outline4" style:display-name="Master2-Layout2-title-Címdia-(magyar)-outline4" style:family="presentation" style:parent-style-name="Master2-Layout2-title-Címdia-_28_magyar_29_-outline3">
      <style:paragraph-properties fo:margin-top="0.2cm" fo:margin-bottom="0cm"/>
      <style:text-properties fo:font-size="20pt" style:font-size-asian="20pt" style:font-size-complex="20pt"/>
    </style:style>
    <style:style style:name="Master2-Layout2-title-Címdia-_28_magyar_29_-outline5" style:display-name="Master2-Layout2-title-Címdia-(magyar)-outline5" style:family="presentation" style:parent-style-name="Master2-Layout2-title-Címdia-_28_magyar_29_-outline4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6" style:display-name="Master2-Layout2-title-Címdia-(magyar)-outline6" style:family="presentation" style:parent-style-name="Master2-Layout2-title-Címdia-_28_magyar_29_-outline5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7" style:display-name="Master2-Layout2-title-Címdia-(magyar)-outline7" style:family="presentation" style:parent-style-name="Master2-Layout2-title-Címdia-_28_magyar_29_-outline6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8" style:display-name="Master2-Layout2-title-Címdia-(magyar)-outline8" style:family="presentation" style:parent-style-name="Master2-Layout2-title-Címdia-_28_magyar_29_-outline7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9" style:display-name="Master2-Layout2-title-Címdia-(magyar)-outline9" style:family="presentation" style:parent-style-name="Master2-Layout2-title-Címdia-_28_magyar_29_-outline8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subtitle" style:display-name="Master2-Layout2-title-Címdia-(magyar)-subtitle" style:family="presentation">
      <style:graphic-properties draw:stroke="none" draw:fill="none" draw:textarea-vertical-align="middle">
        <text:list-style style:name="Master2-Layout2-title-Címdia-_28_magyar_29_-subtitle" style:display-name="Master2-Layout2-title-Címdia-(magyar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title" style:display-name="Master2-Layout2-title-Címdia-(magyar)-title" style:family="presentation">
      <style:graphic-properties draw:stroke="none" draw:fill="none" draw:textarea-vertical-align="middle">
        <text:list-style style:name="Master2-Layout2-title-Címdia-_28_magyar_29_-title" style:display-name="Master2-Layout2-title-Címdia-(magyar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background" style:family="presentation">
      <style:graphic-properties draw:stroke="none" draw:fill="solid" draw:fill-color="#ffffff"/>
      <style:text-properties style:letter-kerning="true"/>
    </style:style>
    <style:style style:name="Master2-Layout3-obj-Cím-és-tarta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obj-Cím-és-tarta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outline1" style:family="presentation">
      <style:graphic-properties draw:stroke="none" draw:fill="none" draw:auto-grow-height="false" draw:fit-to-size="shrink-to-fit">
        <text:list-style style:name="Master2-Layout3-obj-Cím-és-tartal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outline2" style:family="presentation" style:parent-style-name="Master2-Layout3-obj-Cím-és-tartalom-outline1">
      <style:paragraph-properties fo:margin-top="0.4cm" fo:margin-bottom="0cm"/>
      <style:text-properties fo:font-size="28pt" style:font-size-asian="28pt" style:font-size-complex="28pt"/>
    </style:style>
    <style:style style:name="Master2-Layout3-obj-Cím-és-tartalom-outline3" style:family="presentation" style:parent-style-name="Master2-Layout3-obj-Cím-és-tartalom-outline2">
      <style:paragraph-properties fo:margin-top="0.3cm" fo:margin-bottom="0cm"/>
      <style:text-properties fo:font-size="24pt" style:font-size-asian="24pt" style:font-size-complex="24pt"/>
    </style:style>
    <style:style style:name="Master2-Layout3-obj-Cím-és-tartalom-outline4" style:family="presentation" style:parent-style-name="Master2-Layout3-obj-Cím-és-tartalom-outline3">
      <style:paragraph-properties fo:margin-top="0.2cm" fo:margin-bottom="0cm"/>
      <style:text-properties fo:font-size="20pt" style:font-size-asian="20pt" style:font-size-complex="20pt"/>
    </style:style>
    <style:style style:name="Master2-Layout3-obj-Cím-és-tartalom-outline5" style:family="presentation" style:parent-style-name="Master2-Layout3-obj-Cím-és-tartalom-outline4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6" style:family="presentation" style:parent-style-name="Master2-Layout3-obj-Cím-és-tartalom-outline5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7" style:family="presentation" style:parent-style-name="Master2-Layout3-obj-Cím-és-tartalom-outline6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8" style:family="presentation" style:parent-style-name="Master2-Layout3-obj-Cím-és-tartalom-outline7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9" style:family="presentation" style:parent-style-name="Master2-Layout3-obj-Cím-és-tartalom-outline8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subtitle" style:family="presentation">
      <style:graphic-properties draw:stroke="none" draw:fill="none" draw:textarea-vertical-align="middle">
        <text:list-style style:name="Master2-Layout3-obj-Cím-és-tartal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title" style:family="presentation">
      <style:graphic-properties draw:stroke="none" draw:fill="none" draw:textarea-vertical-align="middle">
        <text:list-style style:name="Master2-Layout3-obj-Cím-és-tartal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background" style:family="presentation">
      <style:graphic-properties draw:stroke="none" draw:fill="solid" draw:fill-color="#ffffff"/>
      <style:text-properties style:letter-kerning="true"/>
    </style:style>
    <style:style style:name="Master2-Layout4-secHead-Szakaszfejlé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secHead-Szakaszfejlé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outline1" style:family="presentation">
      <style:graphic-properties draw:stroke="none" draw:fill="none" draw:auto-grow-height="false" draw:fit-to-size="shrink-to-fit">
        <text:list-style style:name="Master2-Layout4-secHead-Szakaszfejlé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outline2" style:family="presentation" style:parent-style-name="Master2-Layout4-secHead-Szakaszfejléc-outline1">
      <style:paragraph-properties fo:margin-top="0.4cm" fo:margin-bottom="0cm"/>
      <style:text-properties fo:font-size="28pt" style:font-size-asian="28pt" style:font-size-complex="28pt"/>
    </style:style>
    <style:style style:name="Master2-Layout4-secHead-Szakaszfejléc-outline3" style:family="presentation" style:parent-style-name="Master2-Layout4-secHead-Szakaszfejléc-outline2">
      <style:paragraph-properties fo:margin-top="0.3cm" fo:margin-bottom="0cm"/>
      <style:text-properties fo:font-size="24pt" style:font-size-asian="24pt" style:font-size-complex="24pt"/>
    </style:style>
    <style:style style:name="Master2-Layout4-secHead-Szakaszfejléc-outline4" style:family="presentation" style:parent-style-name="Master2-Layout4-secHead-Szakaszfejléc-outline3">
      <style:paragraph-properties fo:margin-top="0.2cm" fo:margin-bottom="0cm"/>
      <style:text-properties fo:font-size="20pt" style:font-size-asian="20pt" style:font-size-complex="20pt"/>
    </style:style>
    <style:style style:name="Master2-Layout4-secHead-Szakaszfejléc-outline5" style:family="presentation" style:parent-style-name="Master2-Layout4-secHead-Szakaszfejléc-outline4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6" style:family="presentation" style:parent-style-name="Master2-Layout4-secHead-Szakaszfejléc-outline5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7" style:family="presentation" style:parent-style-name="Master2-Layout4-secHead-Szakaszfejléc-outline6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8" style:family="presentation" style:parent-style-name="Master2-Layout4-secHead-Szakaszfejléc-outline7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9" style:family="presentation" style:parent-style-name="Master2-Layout4-secHead-Szakaszfejléc-outline8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subtitle" style:family="presentation">
      <style:graphic-properties draw:stroke="none" draw:fill="none" draw:textarea-vertical-align="middle">
        <text:list-style style:name="Master2-Layout4-secHead-Szakaszfejlé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title" style:family="presentation">
      <style:graphic-properties draw:stroke="none" draw:fill="none" draw:textarea-vertical-align="middle">
        <text:list-style style:name="Master2-Layout4-secHead-Szakaszfejlé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background" style:family="presentation">
      <style:graphic-properties draw:stroke="none" draw:fill="solid" draw:fill-color="#ffffff"/>
      <style:text-properties style:letter-kerning="true"/>
    </style:style>
    <style:style style:name="Master2-Layout5-twoObj-2-tartalomrés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Obj-2-tartalomrés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outline1" style:family="presentation">
      <style:graphic-properties draw:stroke="none" draw:fill="none" draw:auto-grow-height="false" draw:fit-to-size="shrink-to-fit">
        <text:list-style style:name="Master2-Layout5-twoObj-2-tartalomrés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outline2" style:family="presentation" style:parent-style-name="Master2-Layout5-twoObj-2-tartalomrész-outline1">
      <style:paragraph-properties fo:margin-top="0.4cm" fo:margin-bottom="0cm"/>
      <style:text-properties fo:font-size="28pt" style:font-size-asian="28pt" style:font-size-complex="28pt"/>
    </style:style>
    <style:style style:name="Master2-Layout5-twoObj-2-tartalomrész-outline3" style:family="presentation" style:parent-style-name="Master2-Layout5-twoObj-2-tartalomrész-outline2">
      <style:paragraph-properties fo:margin-top="0.3cm" fo:margin-bottom="0cm"/>
      <style:text-properties fo:font-size="24pt" style:font-size-asian="24pt" style:font-size-complex="24pt"/>
    </style:style>
    <style:style style:name="Master2-Layout5-twoObj-2-tartalomrész-outline4" style:family="presentation" style:parent-style-name="Master2-Layout5-twoObj-2-tartalomrész-outline3">
      <style:paragraph-properties fo:margin-top="0.2cm" fo:margin-bottom="0cm"/>
      <style:text-properties fo:font-size="20pt" style:font-size-asian="20pt" style:font-size-complex="20pt"/>
    </style:style>
    <style:style style:name="Master2-Layout5-twoObj-2-tartalomrész-outline5" style:family="presentation" style:parent-style-name="Master2-Layout5-twoObj-2-tartalomrész-outline4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6" style:family="presentation" style:parent-style-name="Master2-Layout5-twoObj-2-tartalomrész-outline5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7" style:family="presentation" style:parent-style-name="Master2-Layout5-twoObj-2-tartalomrész-outline6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8" style:family="presentation" style:parent-style-name="Master2-Layout5-twoObj-2-tartalomrész-outline7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9" style:family="presentation" style:parent-style-name="Master2-Layout5-twoObj-2-tartalomrész-outline8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subtitle" style:family="presentation">
      <style:graphic-properties draw:stroke="none" draw:fill="none" draw:textarea-vertical-align="middle">
        <text:list-style style:name="Master2-Layout5-twoObj-2-tartalomrés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title" style:family="presentation">
      <style:graphic-properties draw:stroke="none" draw:fill="none" draw:textarea-vertical-align="middle">
        <text:list-style style:name="Master2-Layout5-twoObj-2-tartalomrés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gradient" draw:fill-gradient-name="a3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standard">
      <style:graphic-properties draw:stroke="none" draw:fill="gradient" draw:fill-gradient-name="a66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solid" draw:fill-color="#762536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true" draw:auto-grow-width="false" fo:min-height="0.857cm" fo:padding-top="0.127cm" fo:padding-bottom="0.127cm" fo:padding-left="0.254cm" fo:padding-right="0.254cm" fo:wrap-option="wrap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none" draw:fill="none" draw:textarea-horizontal-align="center" draw:textarea-vertical-align="top" draw:auto-grow-height="true" draw:auto-grow-width="false" fo:min-height="2.054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draw:fill="gradient" draw:fill-gradient-name="a142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1" style:family="graphic" style:parent-style-name="standard">
      <style:graphic-properties draw:stroke="none" draw:fill="gradient" draw:fill-gradient-name="a213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2" style:family="graphic" style:parent-style-name="standard">
      <style:graphic-properties draw:stroke="none" draw:fill="gradient" draw:fill-gradient-name="a276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3" style:family="graphic" style:parent-style-name="standard">
      <style:graphic-properties draw:stroke="none" draw:fill="gradient" draw:fill-gradient-name="a328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4" style:family="graphic" style:parent-style-name="standard">
      <style:graphic-properties draw:stroke="solid" svg:stroke-width="0.026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5" style:family="graphic" style:parent-style-name="standard">
      <style:graphic-properties draw:stroke="solid" svg:stroke-width="0.035cm" svg:stroke-color="#000000" svg:stroke-opacity="100%" draw:stroke-linejoin="miter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6" style:family="graphic" style:parent-style-name="standard">
      <style:graphic-properties draw:stroke="solid" svg:stroke-width="0.035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pr1" style:family="presentation" style:parent-style-name="Master1-FTSRG-presentation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FTSRG-presenta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FTSRG-presenta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TSRG-presenta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FTSRG-presenta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FTSRG-presenta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Címdia-_28_angol_29_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Címdia-_28_angol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Címdia-_28_angol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Címdia-_28_angol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Címdia-_28_angol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Címdia-_28_angol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title-Címdia-_28_magyar_29_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title-Címdia-_28_magyar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title-Címdia-_28_magyar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title-Címdia-_28_magyar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title-Címdia-_28_magyar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title-Címdia-_28_magyar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obj-Cím-és-tartalom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obj-Cím-és-tartalom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obj-Cím-és-tartalo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obj-Cím-és-tartalom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obj-Cím-és-tartalom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obj-Cím-és-tartalom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secHead-Szakaszfejléc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secHead-Szakaszfejléc-outline1">
      <style:graphic-properties draw:stroke="solid" svg:stroke-width="0.026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secHead-Szakaszfejléc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secHead-Szakaszfejléc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secHead-Szakaszfejléc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secHead-Szakaszfejléc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Obj-2-tartalomrész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Obj-2-tartalomrész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Obj-2-tartalomrész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Obj-2-tartalomrész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Obj-2-tartalomrész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Obj-2-tartalomrész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2-FTSRG-print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2-FTSRG-pri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2-FTSRG-pri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2-FTSRG-pri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2-FTSRG-pri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2-FTSRG-pri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2-Layout1-title-Címdia-_28_angol_29_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2-Layout1-title-Címdia-_28_angol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2-Layout1-title-Címdia-_28_angol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2-Layout1-title-Címdia-_28_angol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2-Layout1-title-Címdia-_28_angol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2-Layout1-title-Címdia-_28_angol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2-Layout2-title-Címdia-_28_magyar_29_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2-Layout2-title-Címdia-_28_magyar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2-Layout2-title-Címdia-_28_magyar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2-Layout2-title-Címdia-_28_magyar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2-Layout2-title-Címdia-_28_magyar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2-Layout2-title-Címdia-_28_magyar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2-Layout3-obj-Cím-és-tartalom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2-Layout3-obj-Cím-és-tartalom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2-Layout3-obj-Cím-és-tartalo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2-Layout3-obj-Cím-és-tartalom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2-Layout3-obj-Cím-és-tartalom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2-Layout3-obj-Cím-és-tartalom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2-Layout4-secHead-Szakaszfejléc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2-Layout4-secHead-Szakaszfejléc-outline1">
      <style:graphic-properties draw:stroke="solid" svg:stroke-width="0.026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2-Layout4-secHead-Szakaszfejléc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2-Layout4-secHead-Szakaszfejléc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2-Layout4-secHead-Szakaszfejléc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2-Layout4-secHead-Szakaszfejléc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2-Layout5-twoObj-2-tartalomrész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2-Layout5-twoObj-2-tartalomrész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2-Layout5-twoObj-2-tartalomrész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2-Layout5-twoObj-2-tartalomrész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2-Layout5-twoObj-2-tartalomrész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2-Layout5-twoObj-2-tartalomrész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5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text-transform="uppercase" fo:color="#ffffff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8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min-label-width="0.953cm"/>
        <style:text-properties fo:font-family="Wingdings" style:font-pitch="variable" fo:color="#762536" fo:font-size="100%"/>
      </text:list-level-style-bullet>
      <text:list-level-style-bullet text:level="2" text:bullet-char="§">
        <style:list-level-properties text:space-before="1.111cm" text:min-label-width="0.953cm"/>
        <style:text-properties fo:font-family="Wingdings" style:font-pitch="variable" fo:color="#762536" fo:font-size="100%"/>
      </text:list-level-style-bullet>
      <text:list-level-style-bullet text:level="3" text:bullet-char="§">
        <style:list-level-properties text:space-before="2.223cm" text:min-label-width="0.953cm"/>
        <style:text-properties fo:font-family="Wingdings" style:font-pitch="variable" fo:color="#762536" fo:font-size="100%"/>
      </text:list-level-style-bullet>
      <text:list-level-style-bullet text:level="4" text:bullet-char="§">
        <style:list-level-properties text:space-before="3.493cm" text:min-label-width="0.953cm"/>
        <style:text-properties fo:font-family="Wingdings" style:font-pitch="variable" fo:color="#762536" fo:font-size="100%"/>
      </text:list-level-style-bullet>
      <text:list-level-style-bullet text:level="5" text:bullet-char="§">
        <style:list-level-properties text:space-before="4.763cm" text:min-label-width="0.953cm"/>
        <style:text-properties fo:font-family="Wingdings" style:font-pitch="variable" fo:color="#762536" fo:font-size="100%"/>
      </text:list-level-style-bullet>
      <text:list-level-style-bullet text:level="6" text:bullet-char="§">
        <style:list-level-properties text:space-before="6.032cm" text:min-label-width="0.953cm"/>
        <style:text-properties fo:font-family="Wingdings" style:font-pitch="variable" fo:color="#762536" fo:font-size="100%"/>
      </text:list-level-style-bullet>
      <text:list-level-style-bullet text:level="7" text:bullet-char="§">
        <style:list-level-properties text:space-before="7.302cm" text:min-label-width="0.953cm"/>
        <style:text-properties fo:font-family="Wingdings" style:font-pitch="variable" fo:color="#762536" fo:font-size="10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fo:color="#762536" fo:font-size="10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fo:color="#76253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Élőfej helye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Dátum helye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17-01-02">2017. 1. 2.</text:date></text:span></text:p>
        </draw:text-box>
      </draw:frame>
      <draw:frame draw:name="Élőláb helye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Dia számának helye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FTSRG-presentation" style:page-layout-name="PM1" draw:style-name="Mdp1">
      <draw:custom-shape draw:name="Rectangle 22" draw:style-name="Mgr3" draw:text-style-name="MP1" draw:layer="backgroundobjects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layer="backgroundobjects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Cím helye 1" presentation:style-name="Mpr1" draw:text-style-name="MP1" draw:layer="backgroundobjects" svg:width="25.4cm" svg:height="2.002cm" svg:x="0cm" svg:y="0cm" presentation:class="title">
        <draw:text-box>
          <text:p text:style-name="MP3"><text:span text:style-name="MT2">Mintacím szerkesztése</text:span></text:p>
        </draw:text-box>
      </draw:frame>
      <draw:frame draw:name="Szöveg helye 2" presentation:style-name="Mpr2" draw:text-style-name="MP1" draw:layer="backgroundobjects" svg:width="24.606cm" svg:height="15.359cm" svg:x="0.397cm" svg:y="2.381cm" presentation:class="outline">
        <draw:text-box>
          <text:list text:style-name="ML2">
            <text:list-item>
              <text:p text:style-name="MP4"><text:span text:style-name="MT3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Kép 2" draw:style-name="Mgr4" draw:layer="backgroundobjects" svg:width="2.916cm" svg:height="0.93cm" svg:x="22.422cm" svg:y="18.056cm">
        <draw:image xlink:href="Pictures/10000201000003D6000001394790CB042C1C65FB.png" xlink:type="simple" xlink:show="embed" xlink:actuate="onLoad">
          <text:p/>
        </draw:image>
      </draw:frame>
      <draw:frame draw:name="Dia számának helye 1" presentation:style-name="Mpr3" draw:text-style-name="MP1" draw:layer="backgroundobjects" svg:width="5.715cm" svg:height="1.014cm" svg:x="9.842cm" svg:y="17.971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1-FTSRG-presentation-title" draw:layer="backgroundobjects" svg:width="12.7cm" svg:height="9.525cm" svg:x="3.175cm" svg:y="1.905cm" presentation:class="page"/>
        <draw:frame draw:name="Notes Placeholder 4" presentation:style-name="Mpr5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4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Címdia-_28_angol_29_" style:display-name="Master1-Layout1-title-Címdia-(angol)" style:page-layout-name="PM1" draw:style-name="Mdp1">
      <draw:custom-shape draw:name="Rectangle 22" draw:style-name="Mgr5" draw:text-style-name="MP1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layer="Master1-bg" svg:width="2.916cm" svg:height="0.93cm" svg:x="22.422cm" svg:y="18.056cm">
        <draw:image xlink:href="Pictures/10000201000003D6000001394790CB042C1C65FB.png" xlink:type="simple" xlink:show="embed" xlink:actuate="onLoad">
          <text:p/>
        </draw:image>
      </draw:frame>
      <draw:custom-shape draw:name="Rectangle 9" draw:style-name="Mgr6" draw:text-style-name="MP1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947cm" svg:x="-0.049cm" svg:y="17.815cm">
        <draw:text-box>
          <text:p text:style-name="MP9"><text:span text:style-name="MT9">Budapest University of Technology and Economics</text:span><text:span text:style-name="MT10"><text:line-break/></text:span><text:span text:style-name="MT9">Department of Measurement and Information Systems</text:span></text:p>
        </draw:text-box>
      </draw:frame>
      <draw:frame draw:name="Picture 2" draw:style-name="Mgr8" draw:layer="backgroundobjects" svg:width="5.248cm" svg:height="1.768cm" svg:x="9.922cm" svg:y="15.478cm">
        <draw:image xlink:href="Pictures/10000000000001C600000099148FF54BBBE689E7.png" xlink:type="simple" xlink:show="embed" xlink:actuate="onLoad">
          <text:p/>
        </draw:image>
      </draw:frame>
      <draw:custom-shape draw:name="Rectangle 20" draw:style-name="Mgr6" draw:text-style-name="MP1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7" draw:text-style-name="MP1" draw:layer="backgroundobjects" svg:width="21.59cm" svg:height="4.083cm" svg:x="1.905cm" svg:y="3.819cm" presentation:class="title">
        <draw:text-box>
          <text:p text:style-name="MP3"><text:span text:style-name="MT2">Mintacím szerkesztése</text:span></text:p>
        </draw:text-box>
      </draw:frame>
      <draw:frame draw:name="Alcím 2" presentation:style-name="Mpr8" draw:text-style-name="MP1" draw:layer="backgroundobjects" svg:width="17.78cm" svg:height="3.55cm" svg:x="3.81cm" svg:y="9.018cm" presentation:class="subtitle">
        <draw:text-box>
          <text:p text:style-name="MP14"><text:span text:style-name="MT3">Alcím mintájának szerkesztése</text:span></text:p>
        </draw:text-box>
      </draw:frame>
      <draw:frame draw:name="Kép 10" draw:style-name="Mgr4" draw:layer="backgroundobjects" svg:width="4.438cm" svg:height="1.245cm" svg:x="20.852cm" svg:y="17.683cm">
        <draw:image xlink:href="Pictures/1000020100000374000000F840B1702BAF4BFA70.png" xlink:type="simple" xlink:show="embed" xlink:actuate="onLoad">
          <text:p/>
        </draw:image>
      </draw:frame>
      <draw:frame draw:name="Text Box 10" draw:style-name="Mgr9" draw:text-style-name="MP1" draw:layer="backgroundobjects" svg:width="19.844cm" svg:height="3.303cm" svg:x="2.778cm" svg:y="13.125cm">
        <draw:text-box>
          <text:p text:style-name="MP3"><text:span text:style-name="MT11">Budapest University of </text:span><text:span text:style-name="MT12">Technology</text:span><text:span text:style-name="MT11"> and </text:span><text:span text:style-name="MT12">Economics</text:span><text:span text:style-name="MT11"><text:line-break/></text:span><text:span text:style-name="MT11">Fault Tolerant Systems Research Group</text:span></text:p>
        </draw:text-box>
      </draw:frame>
      <draw:frame draw:name="Dia számának helye 5" presentation:style-name="Mpr9" draw:text-style-name="MP1" draw:layer="backgroundobjects" svg:width="5.715cm" svg:height="1.014cm" svg:x="9.842cm" svg:y="17.971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1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0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1-Layout1-title-Címdia-_28_angol_29_-title" draw:layer="backgroundobjects" svg:width="12.7cm" svg:height="9.525cm" svg:x="3.175cm" svg:y="1.905cm" presentation:class="page"/>
        <draw:frame draw:name="Notes Placeholder 4" presentation:style-name="Mpr11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4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2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title-Címdia-_28_magyar_29_" style:display-name="Master1-Layout2-title-Címdia-(magyar)" style:page-layout-name="PM1" draw:style-name="Mdp1">
      <draw:custom-shape draw:name="Rectangle 22" draw:style-name="Mgr10" draw:text-style-name="MP1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layer="Master1-bg" svg:width="2.916cm" svg:height="0.93cm" svg:x="22.422cm" svg:y="18.056cm">
        <draw:image xlink:href="Pictures/10000201000003D6000001394790CB042C1C65FB.png" xlink:type="simple" xlink:show="embed" xlink:actuate="onLoad">
          <text:p/>
        </draw:image>
      </draw:frame>
      <draw:custom-shape draw:name="Rectangle 9" draw:style-name="Mgr6" draw:text-style-name="MP1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947cm" svg:x="-0.049cm" svg:y="17.815cm">
        <draw:text-box>
          <text:p text:style-name="MP9"><text:span text:style-name="MT10">Budapesti Műszaki és Gazdaságtudományi Egyetem</text:span></text:p>
          <text:p text:style-name="MP9"><text:span text:style-name="MT10">Méréstechnika és Információs Rendszerek Tanszék</text:span></text:p>
        </draw:text-box>
      </draw:frame>
      <draw:frame draw:name="Picture 2" draw:style-name="Mgr8" draw:layer="backgroundobjects" svg:width="5.248cm" svg:height="1.768cm" svg:x="9.922cm" svg:y="15.478cm">
        <draw:image xlink:href="Pictures/10000000000001C600000099148FF54BBBE689E7.png" xlink:type="simple" xlink:show="embed" xlink:actuate="onLoad">
          <text:p/>
        </draw:image>
      </draw:frame>
      <draw:custom-shape draw:name="Rectangle 20" draw:style-name="Mgr6" draw:text-style-name="MP1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13" draw:text-style-name="MP1" draw:layer="backgroundobjects" svg:width="21.59cm" svg:height="4.083cm" svg:x="1.905cm" svg:y="3.819cm" presentation:class="title">
        <draw:text-box>
          <text:p text:style-name="MP3"><text:span text:style-name="MT2">Mintacím szerkesztése</text:span></text:p>
        </draw:text-box>
      </draw:frame>
      <draw:frame draw:name="Alcím 2" presentation:style-name="Mpr14" draw:text-style-name="MP1" draw:layer="backgroundobjects" svg:width="17.78cm" svg:height="3.55cm" svg:x="3.81cm" svg:y="9.018cm" presentation:class="subtitle">
        <draw:text-box>
          <text:p text:style-name="MP14"><text:span text:style-name="MT3">Alcím mintájának szerkesztése</text:span></text:p>
        </draw:text-box>
      </draw:frame>
      <draw:frame draw:name="Kép 10" draw:style-name="Mgr4" draw:layer="backgroundobjects" svg:width="4.438cm" svg:height="1.245cm" svg:x="20.852cm" svg:y="17.683cm">
        <draw:image xlink:href="Pictures/1000020100000374000000F840B1702BAF4BFA70.png" xlink:type="simple" xlink:show="embed" xlink:actuate="onLoad">
          <text:p/>
        </draw:image>
      </draw:frame>
      <draw:frame draw:name="Text Box 10" draw:style-name="Mgr9" draw:text-style-name="MP1" draw:layer="backgroundobjects" svg:width="19.844cm" svg:height="3.303cm" svg:x="2.778cm" svg:y="13.125cm">
        <draw:text-box>
          <text:p text:style-name="MP3"><text:span text:style-name="MT11">Budapesti Műszaki és Gazdaságtudományi Egyetem</text:span></text:p>
          <text:p text:style-name="MP3"><text:span text:style-name="MT11">Hibatűrő Rendszerek Kutatócsoport</text:span></text:p>
        </draw:text-box>
      </draw:frame>
      <draw:frame draw:name="Dia számának helye 5" presentation:style-name="Mpr15" draw:text-style-name="MP1" draw:layer="backgroundobjects" svg:width="5.715cm" svg:height="1.014cm" svg:x="9.842cm" svg:y="17.971cm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2-title-Címdia-_28_magyar_29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Header Placeholder 1" presentation:style-name="Mpr1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6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1-Layout2-title-Címdia-_28_magyar_29_-title" draw:layer="backgroundobjects" svg:width="12.7cm" svg:height="9.525cm" svg:x="3.175cm" svg:y="1.905cm" presentation:class="page"/>
        <draw:frame draw:name="Notes Placeholder 4" presentation:style-name="Mpr17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4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8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obj-Cím-és-tartalom" style:page-layout-name="PM1" draw:style-name="Mdp1">
      <draw:custom-shape draw:name="Rectangle 22" draw:style-name="Mgr11" draw:text-style-name="MP1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layer="Master1-bg" svg:width="2.916cm" svg:height="0.93cm" svg:x="22.422cm" svg:y="18.056cm">
        <draw:image xlink:href="Pictures/10000201000003D6000001394790CB042C1C65FB.png" xlink:type="simple" xlink:show="embed" xlink:actuate="onLoad">
          <text:p/>
        </draw:image>
      </draw:frame>
      <draw:frame draw:name="Cím 1" presentation:style-name="Mpr19" draw:text-style-name="MP1" draw:layer="backgroundobjects" svg:width="25.4cm" svg:height="2.002cm" svg:x="0cm" svg:y="0cm" presentation:class="title">
        <draw:text-box>
          <text:p text:style-name="MP3"><text:span text:style-name="MT2">Mintacím szerkesztése</text:span></text:p>
        </draw:text-box>
      </draw:frame>
      <draw:frame draw:name="Tartalom helye 2" presentation:style-name="Mpr20" draw:text-style-name="MP1" draw:layer="backgroundobjects" svg:width="24.606cm" svg:height="15.359cm" svg:x="0.397cm" svg:y="2.381cm" presentation:class="title">
        <draw:text-box>
          <text:list text:style-name="ML5">
            <text:list-item>
              <text:p text:style-name="MP4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    </text:list-item>
          </text:list>
        </draw:text-box>
      </draw:frame>
      <draw:frame draw:name="Dia számának helye 3" presentation:style-name="Mpr21" draw:text-style-name="MP1" draw:layer="backgroundobjects" svg:width="5.715cm" svg:height="1.014cm" svg:x="9.842cm" svg:y="17.971cm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3-obj-Cím-és-tartalom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Header Placeholder 1" presentation:style-name="Mpr2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2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1-Layout3-obj-Cím-és-tartalom-title" draw:layer="backgroundobjects" svg:width="12.7cm" svg:height="9.525cm" svg:x="3.175cm" svg:y="1.905cm" presentation:class="page"/>
        <draw:frame draw:name="Notes Placeholder 4" presentation:style-name="Mpr23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4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24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secHead-Szakaszfejléc" style:page-layout-name="PM1" draw:style-name="Mdp1">
      <draw:custom-shape draw:name="Rectangle 22" draw:style-name="Mgr12" draw:text-style-name="MP1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layer="Master1-bg" svg:width="2.916cm" svg:height="0.93cm" svg:x="22.422cm" svg:y="18.056cm">
        <draw:image xlink:href="Pictures/10000201000003D6000001394790CB042C1C65FB.png" xlink:type="simple" xlink:show="embed" xlink:actuate="onLoad">
          <text:p/>
        </draw:image>
      </draw:frame>
      <draw:frame draw:name="Cím 1" presentation:style-name="Mpr25" draw:text-style-name="MP1" draw:layer="backgroundobjects" svg:width="21.6cm" svg:height="3.784cm" svg:x="1.746cm" svg:y="7.902cm" presentation:class="title">
        <draw:text-box>
          <text:p text:style-name="MP3"><text:span text:style-name="MT13">Mintacím szerkesztése</text:span></text:p>
        </draw:text-box>
      </draw:frame>
      <draw:frame draw:name="Szöveg helye 2" presentation:style-name="Mpr26" draw:text-style-name="MP1" draw:layer="backgroundobjects" svg:width="21.59cm" svg:height="4.167cm" svg:x="1.746cm" svg:y="11.655cm" presentation:class="outline">
        <draw:text-box>
          <text:list text:style-name="ML2">
            <text:list-item>
              <text:p text:style-name="MP15"><text:span text:style-name="MT6">Mintaszöveg szerkesztése</text:span></text:p>
            </text:list-item>
          </text:list>
        </draw:text-box>
      </draw:frame>
      <draw:frame draw:name="Dia számának helye 3" presentation:style-name="Mpr27" draw:text-style-name="MP1" draw:layer="backgroundobjects" svg:width="5.715cm" svg:height="1.014cm" svg:x="9.842cm" svg:y="17.971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2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8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1-Layout4-secHead-Szakaszfejléc-title" draw:layer="backgroundobjects" svg:width="12.7cm" svg:height="9.525cm" svg:x="3.175cm" svg:y="1.905cm" presentation:class="page"/>
        <draw:frame draw:name="Notes Placeholder 4" presentation:style-name="Mpr29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4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0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Obj-2-tartalomrész" style:page-layout-name="PM1" draw:style-name="Mdp1">
      <draw:custom-shape draw:name="Rectangle 22" draw:style-name="Mgr13" draw:text-style-name="MP1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layer="Master1-bg" svg:width="2.916cm" svg:height="0.93cm" svg:x="22.422cm" svg:y="18.056cm">
        <draw:image xlink:href="">
          <text:p/>
        </draw:image>
      </draw:frame>
      <draw:frame draw:name="Cím 1" presentation:style-name="Mpr31" draw:text-style-name="MP1" draw:layer="backgroundobjects" svg:width="25.4cm" svg:height="2.002cm" svg:x="0cm" svg:y="0cm" presentation:class="title">
        <draw:text-box>
          <text:p text:style-name="MP3"><text:span text:style-name="MT2">Mintacím szerkesztése</text:span></text:p>
        </draw:text-box>
      </draw:frame>
      <draw:frame draw:name="Tartalom helye 2" presentation:style-name="Mpr32" draw:text-style-name="MP1" draw:layer="backgroundobjects" svg:width="12.162cm" svg:height="15.315cm" svg:x="0.326cm" svg:y="2.324cm" presentation:class="title">
        <draw:text-box>
          <text:list text:style-name="ML5">
            <text:list-item>
              <text:p text:style-name="MP16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Tartalom helye 3" presentation:style-name="Mpr32" draw:text-style-name="MP1" draw:layer="backgroundobjects" svg:width="12.061cm" svg:height="15.315cm" svg:x="12.912cm" svg:y="2.324cm" presentation:class="title">
        <draw:text-box>
          <text:list text:style-name="ML5">
            <text:list-item>
              <text:p text:style-name="MP16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Dia számának helye 4" presentation:style-name="Mpr33" draw:text-style-name="MP1" draw:layer="backgroundobjects" svg:width="5.715cm" svg:height="1.014cm" svg:x="9.842cm" svg:y="17.971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3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4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1-Layout5-twoObj-2-tartalomrész-title" draw:layer="backgroundobjects" svg:width="12.7cm" svg:height="9.525cm" svg:x="3.175cm" svg:y="1.905cm" presentation:class="page"/>
        <draw:frame draw:name="Notes Placeholder 4" presentation:style-name="Mpr35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4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6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FTSRG-print" style:page-layout-name="PM1" draw:style-name="Mdp1">
      <draw:custom-shape draw:name="Rectangle 22" draw:style-name="Mgr14" draw:text-style-name="MP1" draw:layer="backgroundobjects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Cím helye 1" presentation:style-name="Mpr37" draw:text-style-name="MP1" draw:layer="backgroundobjects" svg:width="25.4cm" svg:height="2.002cm" svg:x="0cm" svg:y="0cm" presentation:class="title">
        <draw:text-box>
          <text:p text:style-name="MP3"><text:span text:style-name="MT15">Mintacím szerkesztése</text:span></text:p>
        </draw:text-box>
      </draw:frame>
      <draw:frame draw:name="Szöveg helye 2" presentation:style-name="Mpr38" draw:text-style-name="MP1" draw:layer="backgroundobjects" svg:width="24.606cm" svg:height="15.359cm" svg:x="0.397cm" svg:y="2.381cm" presentation:class="outline">
        <draw:text-box>
          <text:list text:style-name="ML2">
            <text:list-item>
              <text:p text:style-name="MP4"><text:span text:style-name="MT3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Kép 13" draw:style-name="Mgr4" draw:layer="backgroundobjects" svg:width="2.92cm" svg:height="0.978cm" svg:x="22.376cm" svg:y="18.027cm">
        <draw:image xlink:href="Pictures/10000000000003800000012CAA688369.png" xlink:type="simple" xlink:show="embed" xlink:actuate="onLoad">
          <text:p/>
        </draw:image>
      </draw:frame>
      <draw:frame draw:name="Dia számának helye 1" presentation:style-name="Mpr39" draw:text-style-name="MP1" draw:layer="backgroundobjects" svg:width="5.715cm" svg:height="1.014cm" svg:x="9.842cm" svg:y="17.99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2" draw:style-name="Mgr4" draw:layer="backgroundobjects" svg:width="3.424cm" svg:height="0.915cm" svg:x="0.06cm" svg:y="18.064cm">
        <draw:image xlink:href="Pictures/10000201000008610000023DABE120C3.png" xlink:type="simple" xlink:show="embed" xlink:actuate="onLoad">
          <text:p/>
        </draw:image>
      </draw:frame>
      <presentation:notes style:page-layout-name="PM0">
        <draw:frame draw:name="Header Placeholder 1" presentation:style-name="Mpr4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0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2-FTSRG-print-title" draw:layer="backgroundobjects" svg:width="12.7cm" svg:height="9.525cm" svg:x="3.175cm" svg:y="1.905cm" presentation:class="page"/>
        <draw:frame draw:name="Notes Placeholder 4" presentation:style-name="Mpr41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4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2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1-title-Címdia-_28_angol_29_" style:display-name="Master2-Layout1-title-Címdia-(angol)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layer="Master2-bg" svg:width="2.92cm" svg:height="0.978cm" svg:x="22.376cm" svg:y="18.027cm">
        <draw:image xlink:href="Pictures/10000000000003800000012CAA688369.png" xlink:type="simple" xlink:show="embed" xlink:actuate="onLoad">
          <text:p/>
        </draw:image>
      </draw:frame>
      <draw:frame draw:name="Picture 2" draw:style-name="Mgr4" draw:layer="Master2-bg" svg:width="3.424cm" svg:height="0.915cm" svg:x="0.06cm" svg:y="18.064cm">
        <draw:image xlink:href="Pictures/10000201000008610000023DABE120C3.png" xlink:type="simple" xlink:show="embed" xlink:actuate="onLoad">
          <text:p/>
        </draw:image>
      </draw:frame>
      <draw:custom-shape draw:name="Rectangle 9" draw:style-name="Mgr15" draw:text-style-name="MP1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947cm" svg:x="-0.049cm" svg:y="17.815cm">
        <draw:text-box>
          <text:p text:style-name="MP9"><text:span text:style-name="MT16">Budapesti Műszaki és Gazdaságtudományi Egyetem</text:span></text:p>
          <text:p text:style-name="MP9"><text:span text:style-name="MT16">Méréstechnika és Információs Rendszerek Tanszék</text:span></text:p>
        </draw:text-box>
      </draw:frame>
      <draw:custom-shape draw:name="Rectangle 20" draw:style-name="Mgr16" draw:text-style-name="MP1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43" draw:text-style-name="MP1" draw:layer="backgroundobjects" svg:width="21.59cm" svg:height="4.083cm" svg:x="1.905cm" svg:y="3.819cm" presentation:class="title">
        <draw:text-box>
          <text:p text:style-name="MP3"><text:span text:style-name="MT15">Mintacím szerkesztése</text:span></text:p>
        </draw:text-box>
      </draw:frame>
      <draw:frame draw:name="Alcím 2" presentation:style-name="Mpr44" draw:text-style-name="MP1" draw:layer="backgroundobjects" svg:width="17.78cm" svg:height="3.55cm" svg:x="3.81cm" svg:y="9.018cm" presentation:class="subtitle">
        <draw:text-box>
          <text:p text:style-name="MP14"><text:span text:style-name="MT3">Alcím mintájának szerkesztése</text:span></text:p>
        </draw:text-box>
      </draw:frame>
      <draw:frame draw:name="Text Box 10" draw:style-name="Mgr9" draw:text-style-name="MP1" draw:layer="backgroundobjects" svg:width="19.844cm" svg:height="3.303cm" svg:x="2.778cm" svg:y="13.125cm">
        <draw:text-box>
          <text:p text:style-name="MP3"><text:span text:style-name="MT11">Budapest University of </text:span><text:span text:style-name="MT12">Technology</text:span><text:span text:style-name="MT11"> and </text:span><text:span text:style-name="MT12">Economics</text:span><text:span text:style-name="MT11"><text:line-break/></text:span><text:span text:style-name="MT11">Fault Tolerant Systems Research Group</text:span></text:p>
        </draw:text-box>
      </draw:frame>
      <draw:frame draw:name="Kép 17" draw:style-name="Mgr4" draw:layer="backgroundobjects" svg:width="5.25cm" svg:height="1.758cm" svg:x="9.936cm" svg:y="15.48cm">
        <draw:image xlink:href="Pictures/10000000000003800000012CAA688369.png" xlink:type="simple" xlink:show="embed" xlink:actuate="onLoad">
          <text:p/>
        </draw:image>
      </draw:frame>
      <draw:frame draw:name="Dia számának helye 5" presentation:style-name="Mpr45" draw:text-style-name="MP1" draw:layer="backgroundobjects" svg:width="5.715cm" svg:height="1.014cm" svg:x="9.842cm" svg:y="17.99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2" draw:style-name="Mgr4" draw:layer="backgroundobjects" svg:width="4.458cm" svg:height="1.191cm" svg:x="20.85cm" svg:y="17.783cm">
        <draw:image xlink:href="Pictures/10000201000008610000023DABE120C3.png" xlink:type="simple" xlink:show="embed" xlink:actuate="onLoad">
          <text:p/>
        </draw:image>
      </draw:frame>
      <presentation:notes style:page-layout-name="PM0">
        <draw:frame draw:name="Header Placeholder 1" presentation:style-name="Mpr4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6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2-Layout1-title-Címdia-_28_angol_29_-title" draw:layer="backgroundobjects" svg:width="12.7cm" svg:height="9.525cm" svg:x="3.175cm" svg:y="1.905cm" presentation:class="page"/>
        <draw:frame draw:name="Notes Placeholder 4" presentation:style-name="Mpr47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4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8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2-title-Címdia-_28_magyar_29_" style:display-name="Master2-Layout2-title-Címdia-(magyar)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layer="Master2-bg" svg:width="2.92cm" svg:height="0.978cm" svg:x="22.376cm" svg:y="18.027cm">
        <draw:image xlink:href="Pictures/10000000000003800000012CAA688369.png" xlink:type="simple" xlink:show="embed" xlink:actuate="onLoad">
          <text:p/>
        </draw:image>
      </draw:frame>
      <draw:frame draw:name="Picture 2" draw:style-name="Mgr4" draw:layer="Master2-bg" svg:width="3.424cm" svg:height="0.915cm" svg:x="0.06cm" svg:y="18.064cm">
        <draw:image xlink:href="Pictures/10000201000008610000023DABE120C3.png" xlink:type="simple" xlink:show="embed" xlink:actuate="onLoad">
          <text:p/>
        </draw:image>
      </draw:frame>
      <draw:custom-shape draw:name="Rectangle 9" draw:style-name="Mgr15" draw:text-style-name="MP1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947cm" svg:x="-0.049cm" svg:y="17.815cm">
        <draw:text-box>
          <text:p text:style-name="MP9"><text:span text:style-name="MT17">Budapest University of Technology and Economics</text:span><text:span text:style-name="MT16"><text:line-break/></text:span><text:span text:style-name="MT17">Department of Measurement and Information Systems</text:span></text:p>
        </draw:text-box>
      </draw:frame>
      <draw:custom-shape draw:name="Rectangle 20" draw:style-name="Mgr16" draw:text-style-name="MP1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49" draw:text-style-name="MP1" draw:layer="backgroundobjects" svg:width="21.59cm" svg:height="4.083cm" svg:x="1.905cm" svg:y="3.819cm" presentation:class="title">
        <draw:text-box>
          <text:p text:style-name="MP3"><text:span text:style-name="MT15">Mintacím szerkesztése</text:span></text:p>
        </draw:text-box>
      </draw:frame>
      <draw:frame draw:name="Alcím 2" presentation:style-name="Mpr50" draw:text-style-name="MP1" draw:layer="backgroundobjects" svg:width="17.78cm" svg:height="3.55cm" svg:x="3.81cm" svg:y="9.018cm" presentation:class="subtitle">
        <draw:text-box>
          <text:p text:style-name="MP14"><text:span text:style-name="MT3">Alcím mintájának szerkesztése</text:span></text:p>
        </draw:text-box>
      </draw:frame>
      <draw:frame draw:name="Text Box 10" draw:style-name="Mgr9" draw:text-style-name="MP1" draw:layer="backgroundobjects" svg:width="19.844cm" svg:height="3.303cm" svg:x="2.778cm" svg:y="13.125cm">
        <draw:text-box>
          <text:p text:style-name="MP3"><text:span text:style-name="MT11">Budapesti Műszaki és Gazdaságtudományi Egyetem</text:span></text:p>
          <text:p text:style-name="MP3"><text:span text:style-name="MT11">Hibatűrő Rendszerek Kutatócsoport</text:span></text:p>
        </draw:text-box>
      </draw:frame>
      <draw:frame draw:name="Kép 17" draw:style-name="Mgr4" draw:layer="backgroundobjects" svg:width="5.25cm" svg:height="1.758cm" svg:x="9.936cm" svg:y="15.48cm">
        <draw:image xlink:href="Pictures/10000000000003800000012CAA688369.png" xlink:type="simple" xlink:show="embed" xlink:actuate="onLoad">
          <text:p/>
        </draw:image>
      </draw:frame>
      <draw:frame draw:name="Dia számának helye 5" presentation:style-name="Mpr51" draw:text-style-name="MP1" draw:layer="backgroundobjects" svg:width="5.715cm" svg:height="1.014cm" svg:x="9.842cm" svg:y="17.99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2" draw:style-name="Mgr4" draw:layer="backgroundobjects" svg:width="4.458cm" svg:height="1.191cm" svg:x="20.85cm" svg:y="17.78cm">
        <draw:image xlink:href="">
          <text:p/>
        </draw:image>
      </draw:frame>
      <presentation:notes style:page-layout-name="PM0">
        <draw:frame draw:name="Header Placeholder 1" presentation:style-name="Mpr5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2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2-Layout2-title-Címdia-_28_magyar_29_-title" draw:layer="backgroundobjects" svg:width="12.7cm" svg:height="9.525cm" svg:x="3.175cm" svg:y="1.905cm" presentation:class="page"/>
        <draw:frame draw:name="Notes Placeholder 4" presentation:style-name="Mpr53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4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54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3-obj-Cím-és-tartalom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layer="Master2-bg" svg:width="2.92cm" svg:height="0.978cm" svg:x="22.376cm" svg:y="18.027cm">
        <draw:image xlink:href="Pictures/10000000000003800000012CAA688369.png" xlink:type="simple" xlink:show="embed" xlink:actuate="onLoad">
          <text:p/>
        </draw:image>
      </draw:frame>
      <draw:frame draw:name="Picture 2" draw:style-name="Mgr4" draw:layer="Master2-bg" svg:width="3.424cm" svg:height="0.915cm" svg:x="0.06cm" svg:y="18.064cm">
        <draw:image xlink:href="Pictures/10000201000008610000023DABE120C3.png" xlink:type="simple" xlink:show="embed" xlink:actuate="onLoad">
          <text:p/>
        </draw:image>
      </draw:frame>
      <draw:frame draw:name="Cím 1" presentation:style-name="Mpr55" draw:text-style-name="MP1" draw:layer="backgroundobjects" svg:width="25.4cm" svg:height="2.002cm" svg:x="0cm" svg:y="0cm" presentation:class="title">
        <draw:text-box>
          <text:p text:style-name="MP3"><text:span text:style-name="MT15">Mintacím szerkesztése</text:span></text:p>
        </draw:text-box>
      </draw:frame>
      <draw:frame draw:name="Tartalom helye 2" presentation:style-name="Mpr56" draw:text-style-name="MP1" draw:layer="backgroundobjects" svg:width="24.606cm" svg:height="15.359cm" svg:x="0.397cm" svg:y="2.381cm" presentation:class="title">
        <draw:text-box>
          <text:list text:style-name="ML5">
            <text:list-item>
              <text:p text:style-name="MP4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    </text:list-item>
          </text:list>
        </draw:text-box>
      </draw:frame>
      <draw:frame draw:name="Dia számának helye 3" presentation:style-name="Mpr57" draw:text-style-name="MP1" draw:layer="backgroundobjects" svg:width="5.715cm" svg:height="1.014cm" svg:x="9.842cm" svg:y="17.9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frame draw:name="Header Placeholder 1" presentation:style-name="Mpr5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8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2-Layout3-obj-Cím-és-tartalom-title" draw:layer="backgroundobjects" svg:width="12.7cm" svg:height="9.525cm" svg:x="3.175cm" svg:y="1.905cm" presentation:class="page"/>
        <draw:frame draw:name="Notes Placeholder 4" presentation:style-name="Mpr59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4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0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4-secHead-Szakaszfejléc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layer="Master2-bg" svg:width="2.92cm" svg:height="0.978cm" svg:x="22.376cm" svg:y="18.027cm">
        <draw:image xlink:href="Pictures/10000000000003800000012CAA688369.png" xlink:type="simple" xlink:show="embed" xlink:actuate="onLoad">
          <text:p/>
        </draw:image>
      </draw:frame>
      <draw:frame draw:name="Picture 2" draw:style-name="Mgr4" draw:layer="Master2-bg" svg:width="3.424cm" svg:height="0.915cm" svg:x="0.06cm" svg:y="18.064cm">
        <draw:image xlink:href="Pictures/10000201000008610000023DABE120C3.png" xlink:type="simple" xlink:show="embed" xlink:actuate="onLoad">
          <text:p/>
        </draw:image>
      </draw:frame>
      <draw:frame draw:name="Cím 1" presentation:style-name="Mpr61" draw:text-style-name="MP1" draw:layer="backgroundobjects" svg:width="21.6cm" svg:height="3.784cm" svg:x="1.746cm" svg:y="7.902cm" presentation:class="title">
        <draw:text-box>
          <text:p text:style-name="MP3"><text:span text:style-name="MT18">Mintacím szerkesztése</text:span></text:p>
        </draw:text-box>
      </draw:frame>
      <draw:frame draw:name="Szöveg helye 2" presentation:style-name="Mpr62" draw:text-style-name="MP1" draw:layer="backgroundobjects" svg:width="21.59cm" svg:height="4.167cm" svg:x="1.746cm" svg:y="11.655cm" presentation:class="outline">
        <draw:text-box>
          <text:list text:style-name="ML2">
            <text:list-item>
              <text:p text:style-name="MP15"><text:span text:style-name="MT6">Mintaszöveg szerkesztése</text:span></text:p>
            </text:list-item>
          </text:list>
        </draw:text-box>
      </draw:frame>
      <draw:frame draw:name="Dia számának helye 3" presentation:style-name="Mpr63" draw:text-style-name="MP1" draw:layer="backgroundobjects" svg:width="5.715cm" svg:height="1.014cm" svg:x="9.842cm" svg:y="17.9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frame draw:name="Header Placeholder 1" presentation:style-name="Mpr6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64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2-Layout4-secHead-Szakaszfejléc-title" draw:layer="backgroundobjects" svg:width="12.7cm" svg:height="9.525cm" svg:x="3.175cm" svg:y="1.905cm" presentation:class="page"/>
        <draw:frame draw:name="Notes Placeholder 4" presentation:style-name="Mpr65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4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6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5-twoObj-2-tartalomrész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layer="Master2-bg" svg:width="2.92cm" svg:height="0.978cm" svg:x="22.376cm" svg:y="18.027cm">
        <draw:image xlink:href="Pictures/10000000000003800000012CAA688369.png" xlink:type="simple" xlink:show="embed" xlink:actuate="onLoad">
          <text:p/>
        </draw:image>
      </draw:frame>
      <draw:frame draw:name="Picture 2" draw:style-name="Mgr4" draw:layer="Master2-bg" svg:width="3.424cm" svg:height="0.915cm" svg:x="0.06cm" svg:y="18.064cm">
        <draw:image xlink:href="Pictures/10000201000008610000023DABE120C3.png" xlink:type="simple" xlink:show="embed" xlink:actuate="onLoad">
          <text:p/>
        </draw:image>
      </draw:frame>
      <draw:frame draw:name="Cím 1" presentation:style-name="Mpr67" draw:text-style-name="MP1" draw:layer="backgroundobjects" svg:width="25.4cm" svg:height="2.002cm" svg:x="0cm" svg:y="0cm" presentation:class="title">
        <draw:text-box>
          <text:p text:style-name="MP3"><text:span text:style-name="MT15">Mintacím szerkesztése</text:span></text:p>
        </draw:text-box>
      </draw:frame>
      <draw:frame draw:name="Tartalom helye 2" presentation:style-name="Mpr68" draw:text-style-name="MP1" draw:layer="backgroundobjects" svg:width="12.162cm" svg:height="15.315cm" svg:x="0.326cm" svg:y="2.324cm" presentation:class="title">
        <draw:text-box>
          <text:list text:style-name="ML5">
            <text:list-item>
              <text:p text:style-name="MP16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Tartalom helye 3" presentation:style-name="Mpr68" draw:text-style-name="MP1" draw:layer="backgroundobjects" svg:width="12.061cm" svg:height="15.315cm" svg:x="12.912cm" svg:y="2.324cm" presentation:class="title">
        <draw:text-box>
          <text:list text:style-name="ML5">
            <text:list-item>
              <text:p text:style-name="MP16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Dia számának helye 4" presentation:style-name="Mpr69" draw:text-style-name="MP1" draw:layer="backgroundobjects" svg:width="5.715cm" svg:height="1.014cm" svg:x="9.842cm" svg:y="17.9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frame draw:name="Header Placeholder 1" presentation:style-name="Mpr7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70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2">1/2/17</text:date></text:span></text:p>
          </draw:text-box>
        </draw:frame>
        <draw:page-thumbnail draw:name="Slide Image Placeholder 3" presentation:style-name="Master2-Layout5-twoObj-2-tartalomrész-title" draw:layer="backgroundobjects" svg:width="12.7cm" svg:height="9.525cm" svg:x="3.175cm" svg:y="1.905cm" presentation:class="page"/>
        <draw:frame draw:name="Notes Placeholder 4" presentation:style-name="Mpr71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4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2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Linux_X86_64 LibreOffice_project/430m0$Build-2</meta:generator>
    <dc:title>Title</dc:title>
    <meta:initial-creator>szarnyasg</meta:initial-creator>
    <meta:creation-date>2013-06-08T09:47:17Z</meta:creation-date>
    <dc:date>2017-01-02T15:13:35.173167829</dc:date>
    <meta:editing-cycles>2065</meta:editing-cycles>
    <meta:editing-duration>P1DT1H40M43S</meta:editing-duration>
    <dc:creator>Daniel Borlay</dc:creator>
    <meta:document-statistic meta:object-count="244"/>
  </office:meta>
</office:document-meta>
</file>